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023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92cm" fo:margin-left="0cm" fo:margin-top="0cm" fo:margin-bottom="0cm" table:align="left" style:writing-mode="lr-tb"/>
    </style:style>
    <style:style style:name="Tabelle2.A" style:family="table-column">
      <style:table-column-properties style:column-width="4.251cm"/>
    </style:style>
    <style:style style:name="Tabelle2.B" style:family="table-column">
      <style:table-column-properties style:column-width="2.501cm"/>
    </style:style>
    <style:style style:name="Tabelle2.C" style:family="table-column">
      <style:table-column-properties style:column-width="10.239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C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C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2.C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3" style:family="table">
      <style:table-properties style:width="16.992cm" fo:margin-left="0cm" fo:margin-top="0cm" fo:margin-bottom="0cm" table:align="left" style:writing-mode="lr-tb"/>
    </style:style>
    <style:style style:name="Tabelle3.A" style:family="table-column">
      <style:table-column-properties style:column-width="16.992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" style:family="table">
      <style:table-properties style:width="16.992cm" fo:margin-left="0cm" fo:margin-top="0cm" fo:margin-bottom="0cm" table:align="left" style:writing-mode="lr-tb"/>
    </style:style>
    <style:style style:name="Tabelle4.A" style:family="table-column">
      <style:table-column-properties style:column-width="8.701cm"/>
    </style:style>
    <style:style style:name="Tabelle4.B" style:family="table-column">
      <style:table-column-properties style:column-width="8.289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A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A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A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B5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6.983cm"/>
    </style:style>
    <style:style style:name="Tabelle5.1" style:family="table-row">
      <style:table-row-properties style:min-row-height="2.023cm" fo:keep-together="auto"/>
    </style:style>
    <style:style style:name="Tabelle5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16.983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16.983cm"/>
    </style:style>
    <style:style style:name="Tabelle7.1" style:family="table-row">
      <style:table-row-properties style:min-row-height="3.145cm" fo:keep-together="auto"/>
    </style:style>
    <style:style style:name="Tabel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16.983cm"/>
    </style:style>
    <style:style style:name="Tabelle8.1" style:family="table-row">
      <style:table-row-properties style:min-row-height="1.256cm"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line-height="100%" fo:text-align="center" style:justify-single-word="false" fo:orphans="0" fo:widows="0"/>
    </style:style>
    <style:style style:name="P2" style:family="paragraph" style:parent-style-name="Frame_20_contents">
      <style:paragraph-properties fo:text-align="center" style:justify-single-word="false" fo:orphans="0" fo:widows="0"/>
    </style:style>
    <style:style style:name="P3" style:family="paragraph" style:parent-style-name="HTML_20_Preformatted">
      <style:paragraph-properties fo:margin-top="0cm" fo:margin-bottom="0.423cm" style:contextual-spacing="false" fo:text-align="start" style:justify-single-word="false" fo:orphans="2" fo:widows="2"/>
      <style:text-properties style:font-name="Calibri" fo:font-size="11pt" style:letter-kerning="false" style:font-size-asian="11pt" style:font-name-complex="Calibri1" style:font-size-complex="11pt" style:language-complex="ar" style:country-complex="SA"/>
    </style:style>
    <style:style style:name="P4" style:family="paragraph" style:parent-style-name="HTML_20_Preformatted">
      <style:paragraph-properties fo:margin-top="0cm" fo:margin-bottom="0.423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5" style:family="paragraph" style:parent-style-name="HTML_20_Preformatted">
      <style:paragraph-properties fo:margin-top="0cm" fo:margin-bottom="0.212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6" style:family="paragraph" style:parent-style-name="HTML_20_Preformatted">
      <style:paragraph-properties fo:margin-top="0.635cm" fo:margin-bottom="0.212cm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7" style:family="paragraph" style:parent-style-name="HTML_20_Preformatted">
      <style:paragraph-properties fo:margin-top="0cm" fo:margin-bottom="0.423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8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.212cm" style:contextual-spacing="false" fo:line-height="100%"/>
    </style:style>
    <style:style style:name="P10" style:family="paragraph" style:parent-style-name="Standard">
      <style:paragraph-properties fo:margin-top="0.423cm" fo:margin-bottom="0.212cm" style:contextual-spacing="false" fo:line-height="100%"/>
    </style:style>
    <style:style style:name="P11" style:family="paragraph" style:parent-style-name="Standard">
      <style:paragraph-properties fo:margin-top="0.635cm" fo:margin-bottom="0.212cm" style:contextual-spacing="false" fo:line-height="100%"/>
    </style:style>
    <style:style style:name="P12" style:family="paragraph" style:parent-style-name="Standard">
      <style:paragraph-properties fo:margin-top="0.423cm" fo:margin-bottom="0.212cm" style:contextual-spacing="false" fo:line-height="100%" fo:text-align="justify" style:justify-single-word="false"/>
    </style:style>
    <style:style style:name="P13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.635cm" fo:margin-bottom="0.212cm" style:contextual-spacing="false" fo:line-height="100%" fo:text-align="justify" style:justify-single-word="false"/>
    </style:style>
    <style:style style:name="P15" style:family="paragraph" style:parent-style-name="Standard">
      <style:paragraph-properties fo:margin-top="0.212cm" fo:margin-bottom="0cm" style:contextual-spacing="false" fo:line-height="115%" fo:text-align="center" style:justify-single-word="false" fo:orphans="2" fo:widows="2"/>
    </style:style>
    <style:style style:name="P16" style:family="paragraph" style:parent-style-name="Standard">
      <style:paragraph-properties fo:margin-top="0.212cm" fo:margin-bottom="0.212cm" style:contextual-spacing="false" fo:line-height="115%" fo:text-align="justify" style:justify-single-word="false"/>
    </style:style>
    <style:style style:name="P17" style:family="paragraph" style:parent-style-name="Standard">
      <style:paragraph-properties fo:margin-left="0.4cm" fo:margin-right="0cm" fo:margin-top="0cm" fo:margin-bottom="0.212cm" style:contextual-spacing="false" fo:line-height="115%" fo:text-align="justify" style:justify-single-word="false" fo:text-indent="-0.4cm" style:auto-text-indent="false"/>
    </style:style>
    <style:style style:name="P18" style:family="paragraph" style:parent-style-name="Standard">
      <style:paragraph-properties fo:margin-left="0.4cm" fo:margin-right="0cm" fo:margin-top="0.212cm" fo:margin-bottom="0.212cm" style:contextual-spacing="false" fo:line-height="115%" fo:text-align="justify" style:justify-single-word="false" fo:text-indent="-0.4cm" style:auto-text-indent="false"/>
    </style:style>
    <style:style style:name="P19" style:family="paragraph" style:parent-style-name="Standard">
      <style:paragraph-properties fo:margin-left="0.4cm" fo:margin-right="0cm" fo:margin-top="1.693cm" fo:margin-bottom="0.212cm" style:contextual-spacing="false" fo:line-height="115%" fo:text-align="justify" style:justify-single-word="false" fo:text-indent="-0.4cm" style:auto-text-indent="false"/>
    </style:style>
    <style:style style:name="P20" style:family="paragraph" style:parent-style-name="Standard">
      <style:paragraph-properties fo:margin-left="0.3cm" fo:margin-right="0cm" fo:margin-top="0.212cm" fo:margin-bottom="0.212cm" style:contextual-spacing="false" fo:line-height="115%" fo:text-align="justify" style:justify-single-word="false" fo:text-indent="-0.3cm" style:auto-text-indent="false"/>
    </style:style>
    <style:style style:name="P21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letter-kerning="false" style:language-complex="ar" style:country-complex="SA"/>
    </style:style>
    <style:style style:name="P22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officeooo:rsid="0009a655" officeooo:paragraph-rsid="0009a65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officeooo:rsid="000a78f4" officeooo:paragraph-rsid="000a78f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.423cm" fo:margin-bottom="0cm" style:contextual-spacing="false" fo:line-height="115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9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font-name="Calibri" fo:font-size="11pt" fo:language="de" fo:country="DE" officeooo:rsid="000a78f4" officeooo:paragraph-rsid="000a78f4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31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fo:font-size="11pt" officeooo:paragraph-rsid="000a78f4" style:letter-kerning="false" style:font-size-asian="11pt" style:font-size-complex="11pt" style:language-complex="ar" style:country-complex="SA"/>
    </style:style>
    <style:style style:name="P32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fo:font-size="11pt" officeooo:rsid="000a78f4" officeooo:paragraph-rsid="000a78f4" style:letter-kerning="false" style:font-size-asian="11pt" style:font-size-complex="11pt" style:language-complex="ar" style:country-complex="SA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a9d18e"/>
      <style:paragraph-properties fo:text-align="start"/>
      <style:text-properties fo:color="#ffffff" loext:opacity="100%" loext:color-lum-mod="100%" loext:color-lum-off="0%" fo:font-size="18pt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3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4" style:family="text">
      <style:text-properties fo:color="#000000" loext:opacity="100%" style:letter-kerning="true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style:font-name="Calibri" fo:language="de" fo:country="DE" style:font-name-asian="Times New Roman1" style:language-asian="de" style:country-asian="DE" style:font-name-complex="Calibri1" style:font-weight-complex="bold"/>
    </style:style>
    <style:style style:name="T7" style:family="text">
      <style:text-properties style:font-name="Calibri" fo:language="de" fo:country="DE" officeooo:rsid="000a78f4" style:font-name-asian="Times New Roman1" style:language-asian="de" style:country-asian="DE" style:font-name-complex="Calibri1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position="sub 58%" fo:font-size="11pt" style:font-size-asian="11pt" style:font-size-complex="11pt"/>
    </style:style>
    <style:style style:name="T10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11" style:family="text">
      <style:text-properties style:font-name="Courier New" fo:font-size="10pt" fo:language="de" fo:country="DE" style:letter-kerning="false" style:font-name-asian="Times New Roman1" style:font-size-asian="10pt" style:language-asian="de" style:country-asian="DE" style:font-name-complex="Courier New1" style:font-size-complex="10pt" style:language-complex="ar" style:country-complex="SA" style:font-weight-complex="bold"/>
    </style:style>
    <style:style style:name="T12" style:family="text">
      <style:text-properties style:font-name="Courier New" fo:font-size="10pt" style:letter-kerning="false" style:font-name-asian="Calibri1" style:font-size-asian="10pt" style:language-asian="en" style:country-asian="US" style:font-name-complex="Courier New1" style:font-size-complex="10pt" style:language-complex="ar" style:country-complex="SA"/>
    </style:style>
    <style:style style:name="T13" style:family="text">
      <style:text-properties style:font-name="Courier New" fo:language="de" fo:country="DE" style:font-name-asian="Times New Roman1" style:language-asian="de" style:country-asian="DE" style:font-name-complex="Courier New1" style:font-weight-complex="bold"/>
    </style:style>
    <style:style style:name="T14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15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16" style:family="text">
      <style:text-properties fo:language="de" fo:country="DE" style:font-name-asian="Calibri1" style:font-name-complex="Calibri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78f4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language="en" fo:country="US" style:font-name-complex="Calibri1" style:font-weight-complex="bold"/>
    </style:style>
    <style:style style:name="T21" style:family="text">
      <style:text-properties style:font-name="Wingdings" fo:language="en" fo:country="US" style:font-name-asian="Wingdings1" style:font-name-complex="Wingdings1" style:font-weight-complex="bold"/>
    </style:style>
    <style:style style:name="T22" style:family="text">
      <style:text-properties style:font-name="Wingdings" fo:language="de" fo:country="DE" style:font-name-asian="Wingdings1" style:language-asian="de" style:country-asian="DE" style:font-name-complex="Wingdings1" style:font-weight-complex="bold"/>
    </style:style>
    <style:style style:name="T23" style:family="text">
      <style:text-properties style:font-name="Wingdings" fo:language="de" fo:country="DE" officeooo:rsid="000a78f4" style:font-name-asian="Wingdings1" style:language-asian="de" style:country-asian="DE" style:font-name-complex="Wingdings1" style:font-weight-complex="bold"/>
    </style:style>
    <style:style style:name="T24" style:family="text">
      <style:text-properties style:font-name-complex="Calibri1" style:font-weight-complex="bold"/>
    </style:style>
    <style:style style:name="T25" style:family="text">
      <style:text-properties fo:background-color="#a8d08d" loext:char-shading-value="0" style:font-name-complex="Calibri1" style:font-weight-complex="bold"/>
    </style:style>
    <style:style style:name="T26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7" style:family="text">
      <style:text-properties style:font-name="Courier New" fo:language="de" fo:country="DE" style:font-name-asian="Times New Roman1" style:language-asian="de" style:country-asian="DE" style:font-name-complex="Calibri1" style:font-weight-complex="bold"/>
    </style:style>
    <style:style style:name="T28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gr1" style:family="graphic">
      <style:graphic-properties draw:stroke="solid" svg:stroke-width="0.018cm" svg:stroke-color="#70ad47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344cm" fo:min-width="0cm" fo:padding-top="0.125cm" fo:padding-bottom="0.125cm" fo:padding-left="0.25cm" fo:padding-right="0.25cm" fo:wrap-option="wrap" fo:margin-left="0.212cm" fo:margin-right="0.191cm" fo:margin-top="0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1d3155" draw:stroke-linejoin="miter" svg:stroke-linecap="butt" draw:fill="solid" draw:fill-color="#a9d18e" loext:fill-theme-color="accent6" loext:fill-color-lum-mod="60%" loext:fill-color-lum-off="40%" draw:textarea-vertical-align="middle" draw:auto-grow-height="false" fo:min-height="0.489cm" fo:min-width="1.187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70ad47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.624cm" fo:padding-top="0.125cm" fo:padding-bottom="0.125cm" fo:padding-left="0.25cm" fo:padding-right="0.25cm" fo:wrap-option="wrap" fo:margin-left="0cm" fo:margin-right="0.042cm" fo:margin-top="0.159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70ad47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191cm" fo:min-width="1.568cm" fo:padding-top="0.125cm" fo:padding-bottom="0.125cm" fo:padding-left="0.25cm" fo:padding-right="0.25cm" fo:wrap-option="wrap" fo:margin-left="0.106cm" fo:margin-right="0.049cm" fo:margin-top="0cm" fo:margin-bottom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1d3155" draw:stroke-linejoin="miter" svg:stroke-linecap="butt" draw:fill="solid" draw:fill-color="#a9d18e" loext:fill-theme-color="accent6" loext:fill-color-lum-mod="60%" loext:fill-color-lum-off="40%" draw:textarea-vertical-align="middle" draw:auto-grow-height="false" fo:min-height="1.034cm" fo:min-width="3.189cm" fo:padding-top="0.127cm" fo:padding-bottom="0.127cm" fo:padding-left="0.254cm" fo:padding-right="0.254cm" fo:wrap-option="wrap" fo:margin-left="0cm" fo:margin-right="0.062cm" fo:margin-top="0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1d3155" draw:stroke-linejoin="miter" svg:stroke-linecap="butt" draw:fill="solid" draw:fill-color="#a9d18e" loext:fill-theme-color="accent6" loext:fill-color-lum-mod="60%" loext:fill-color-lum-off="40%" draw:textarea-vertical-align="middle" draw:auto-grow-height="false" fo:min-height="1.457cm" fo:min-width="4.509cm" fo:padding-top="0.127cm" fo:padding-bottom="0.127cm" fo:padding-left="0.254cm" fo:padding-right="0.254cm" fo:wrap-option="wrap" fo:margin-left="0cm" fo:margin-right="0.065cm" fo:margin-top="0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Rekursive Listenfunktionen</text:span><text:span text:style-name="T1"/></text:p>
      <text:p text:style-name="P9" loext:marker-style-name="T2"><text:span text:style-name="T2">I Zerlegung von Listen in Kopf und Rest</text:span><text:span text:style-name="T2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 loext:marker-style-name="T5"><text:bookmark-start text:name="_Hlk144653311"/><draw:custom-shape text:anchor-type="char" draw:z-index="5" draw:name="Rechteck 4" draw:style-name="gr2" draw:text-style-name="P34" svg:width="1.694cm" svg:height="0.742cm" svg:x="8.195cm" svg:y="0.676cm"><text:p text:style-name="P1" loext:marker-style-name="T4"><text:span text:style-name="T4">Res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hteck 4" draw:style-name="gr2" draw:text-style-name="P34" svg:width="1.694cm" svg:height="0.742cm" svg:x="5.249cm" svg:y="0.713cm"><text:p text:style-name="P1" loext:marker-style-name="T4"><text:span text:style-name="T4">Kopf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Eine Liste lässt sich in Haskell mit dem (:)-Operator in einen Kopf (head) und einen Rest (tail) zerlegen:</text:span><text:span text:style-name="T5"/></text:p>
            <text:p text:style-name="P3" loext:marker-style-name="T5"><draw:custom-shape text:anchor-type="char" draw:z-index="7" draw:name="Gerade Verbindung mit Pfeil 1" draw:style-name="gr1" draw:text-style-name="P33" svg:width="0.022cm" svg:height="0.593cm" svg:x="9.125cm" svg:y="0.519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6" draw:name="Gerade Verbindung mit Pfeil 1" draw:style-name="gr1" draw:text-style-name="P33" svg:width="0.022cm" svg:height="0.593cm" svg:x="6.181cm" svg:y="0.577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text:p>
            <text:p text:style-name="P6" loext:marker-style-name="T8"><text:span text:style-name="T8">x</text:span><text:span text:style-name="T9">1</text:span><text:span text:style-name="T8"> : [x</text:span><text:span text:style-name="T9">2</text:span><text:span text:style-name="T8">, x</text:span><text:span text:style-name="T9">3</text:span><text:span text:style-name="T8">, x</text:span><text:span text:style-name="T9">4</text:span><text:span text:style-name="T8">, …, x</text:span><text:span text:style-name="T9">n</text:span><text:span text:style-name="T8">]</text:span></text:p>
            <text:p text:style-name="P5" loext:marker-style-name="T5"><text:span text:style-name="T5">Gleichzeitig lässt sich auf diese Weise das Einfügen eines Elements in eine Liste formulieren, z.B.:</text:span><text:span text:style-name="T5"/></text:p>
            <text:p text:style-name="P15" loext:marker-style-name="T13"><text:span text:style-name="T11">1: [2, 3, 4] </text:span><text:span text:style-name="cskcde"><text:span text:style-name="T12">≡ [1, 2, 3, 4]</text:span></text:span><text:bookmark-end text:name="_Hlk144653311"/></text:p>
          </table:table-cell>
        </table:table-row>
      </table:table>
      <text:p text:style-name="P10" loext:marker-style-name="T14"><text:span text:style-name="T14">Aufgabe 1: Gültigkeit von Ausdrücken </text:span><text:span text:style-name="T14"/></text:p>
      <text:p text:style-name="P16" loext:marker-style-name="T15"><text:span text:style-name="T15">Entscheiden Sie jeweils, ob es sich um gültige Ausdrücke für den (:)-Operator handelt. Begründen Sie bei ungültigen Ausdrücken.</text:span><text:span text:style-name="T15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5" loext:marker-style-name="T17"><text:span text:style-name="T17">Ausdruck</text:span><text:span text:style-name="T17"/></text:p>
          </table:table-cell>
          <table:table-cell table:style-name="Tabelle2.A1" office:value-type="string">
            <text:p text:style-name="P25" loext:marker-style-name="T17"><text:span text:style-name="T17">Gültigkeit</text:span><text:span text:style-name="T17"/></text:p>
          </table:table-cell>
          <table:table-cell table:style-name="Tabelle2.A1" office:value-type="string">
            <text:p text:style-name="P25" loext:marker-style-name="T17"><text:span text:style-name="T17">Begründung</text:span><text:span text:style-name="T17"/></text:p>
          </table:table-cell>
        </table:table-row>
        <table:table-row table:style-name="Tabelle2.1">
          <table:table-cell table:style-name="Tabelle2.A2" office:value-type="string">
            <text:p text:style-name="P25">1 : [1, 2, 3, 4]</text:p>
          </table:table-cell>
          <table:table-cell table:style-name="Tabelle2.B2" office:value-type="string">
            <text:p text:style-name="P26">Ja</text:p>
          </table:table-cell>
          <table:table-cell table:style-name="Tabelle2.C2" office:value-type="string">
            <text:p text:style-name="P26">Der Liste wird ein Element vorne angehängt</text:p>
          </table:table-cell>
        </table:table-row>
        <table:table-row table:style-name="Tabelle2.1">
          <table:table-cell table:style-name="Tabelle2.A3" office:value-type="string">
            <text:p text:style-name="P25">[1] : [2, 3, 4]</text:p>
          </table:table-cell>
          <table:table-cell table:style-name="Tabelle2.B3" office:value-type="string">
            <text:p text:style-name="P26">Nein</text:p>
          </table:table-cell>
          <table:table-cell table:style-name="Tabelle2.C3" office:value-type="string">
            <text:p text:style-name="P26">Der Liste kann kein Element vom Typ Liste angehängt werden</text:p>
          </table:table-cell>
        </table:table-row>
        <table:table-row table:style-name="Tabelle2.1">
          <table:table-cell table:style-name="Tabelle2.A4" office:value-type="string">
            <text:p text:style-name="P25">[1] : [[1, 2], [3, 5], [7, 9]]</text:p>
          </table:table-cell>
          <table:table-cell table:style-name="Tabelle2.B4" office:value-type="string">
            <text:p text:style-name="P26">Ja</text:p>
          </table:table-cell>
          <table:table-cell table:style-name="Tabelle2.C4" office:value-type="string">
            <text:p text:style-name="P26">Der Liste von Listen kann ein weiteres Element Liste erhalten</text:p>
          </table:table-cell>
        </table:table-row>
        <table:table-row table:style-name="Tabelle2.1">
          <table:table-cell table:style-name="Tabelle2.A5" office:value-type="string">
            <text:p text:style-name="P25">[2] ++ [3, 5, 6]</text:p>
          </table:table-cell>
          <table:table-cell table:style-name="Tabelle2.B5" office:value-type="string">
            <text:p text:style-name="P26">Ja</text:p>
          </table:table-cell>
          <table:table-cell table:style-name="Tabelle2.C5" office:value-type="string">
            <text:p text:style-name="P26">Zwei Listen werden aneinandergehängt</text:p>
          </table:table-cell>
        </table:table-row>
      </table:table>
      <text:p text:style-name="P11" loext:marker-style-name="T14"><text:span text:style-name="T14">Aufgabe 2: Eigene Listenfunktionen</text:span><text:span text:style-name="T14"/></text:p>
      <text:p text:style-name="P17" loext:marker-style-name="T15">a) Gegeben ist die Funktion <text:span text:style-name="T19">rest</text:span>. Implementieren Sie diese Funktion in einem Haskell-Skript <text:span text:style-name="T19">lists.hs</text:span> 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30" loext:marker-style-name="T13"><text:span text:style-name="T13">rest :: [Int] -&gt; [Int]</text:span><text:span text:style-name="T13"/></text:p>
            <text:p text:style-name="P30" loext:marker-style-name="T15"><text:span text:style-name="T13">rest (x:xs) = xs</text:span><text:span text:style-name="T27"/></text:p>
          </table:table-cell>
        </table:table-row>
      </table:table>
      <text:p text:style-name="P18">b) Rufen Sie die Funktion mit den Beispiellisten auf: Was berechnet die Funktion?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5" loext:marker-style-name="T17"><text:span text:style-name="T17">Ausdrücke</text:span><text:span text:style-name="T17"/></text:p>
          </table:table-cell>
          <table:table-cell table:style-name="Tabelle4.A1" office:value-type="string">
            <text:p text:style-name="P25" loext:marker-style-name="T17"><text:span text:style-name="T17">Ergebnis</text:span><text:span text:style-name="T17"/></text:p>
          </table:table-cell>
        </table:table-row>
        <table:table-row table:style-name="Tabelle4.1">
          <table:table-cell table:style-name="Tabelle4.A2" office:value-type="string">
            <text:p text:style-name="P25">rest [1, 2, 3]</text:p>
          </table:table-cell>
          <table:table-cell table:style-name="Tabelle4.B2" office:value-type="string">
            <text:p text:style-name="P27">[2, 3]</text:p>
          </table:table-cell>
        </table:table-row>
        <table:table-row table:style-name="Tabelle4.1">
          <table:table-cell table:style-name="Tabelle4.A3" office:value-type="string">
            <text:p text:style-name="P25">rest [5, 6, 7, 7, 8]</text:p>
          </table:table-cell>
          <table:table-cell table:style-name="Tabelle4.B3" office:value-type="string">
            <text:p text:style-name="P27">[6, 7, 7, 8]</text:p>
          </table:table-cell>
        </table:table-row>
        <table:table-row table:style-name="Tabelle4.1">
          <table:table-cell table:style-name="Tabelle4.A4" office:value-type="string">
            <text:p text:style-name="P25">rest [1]</text:p>
          </table:table-cell>
          <table:table-cell table:style-name="Tabelle4.B4" office:value-type="string">
            <text:p text:style-name="P27">[]</text:p>
          </table:table-cell>
        </table:table-row>
        <table:table-row table:style-name="Tabelle4.1">
          <table:table-cell table:style-name="Tabelle4.A5" office:value-type="string">
            <text:p text:style-name="P25">rest []</text:p>
          </table:table-cell>
          <table:table-cell table:style-name="Tabelle4.B5" office:value-type="string">
            <text:p text:style-name="P27">FEHLER</text:p>
          </table:table-cell>
        </table:table-row>
        <table:table-row table:style-name="Tabelle4.1">
          <table:table-cell table:style-name="Tabelle4.A1" table:number-columns-spanned="2" office:value-type="string">
            <text:p text:style-name="P25" loext:marker-style-name="T17"><text:span text:style-name="T17">Ausgabe der Funktion: </text:span><text:span text:style-name="T18">Der Tail der Liste</text:span></text:p>
          </table:table-cell>
          <table:covered-table-cell/>
        </table:table-row>
      </table:table>
      <text:p text:style-name="P20" loext:marker-style-name="T15">c) Entwickeln Sie analog eine Funktion <text:span text:style-name="T19">myHead</text:span>, die als Argument eine Liste bekommt und das erste Element dieser Liste zurückgibt<text:span text:style-name="T15">.</text:span></text:p>
      <text:p text:style-name="P20" loext:marker-style-name="T15"><text:span text:style-name="T15">d) Entwickeln Sie eine Funktion addFirst :: Int -&gt; [Int] -&gt; [Int], die eine Zahl vorne in die Liste einfügt.</text:span><text:span text:style-name="T15"/></text:p>
      <text:p text:style-name="P19" loext:marker-style-name="T2"><text:soft-page-break/><text:span text:style-name="T2">II Rekursive Listenfunktionen</text:span><text:span text:style-name="T2"/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7" loext:marker-style-name="T5"><text:span text:style-name="T5">Bei einer rekursiven Listenfunktion ruft sich die Funktion, die als Eingabeargument mind. eine Liste besitzt, selbst mit einem Teil der Eingabeliste wieder auf. Beispiel:</text:span><text:span text:style-name="T5"/></text:p>
            <text:p text:style-name="P5" loext:marker-style-name="T20"><draw:custom-shape text:anchor-type="char" draw:z-index="0" draw:name="Rechteck 3" draw:style-name="gr6" draw:text-style-name="P34" svg:width="5.016cm" svg:height="1.71cm" svg:x="0.243cm" svg:y="0.037cm"><text:p text:style-name="P2" loext:marker-style-name="T4"><text:span text:style-name="T4">Rekursions-Anker: Unter welcher Bedingung soll die Rekursion enden?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hteck 4" draw:style-name="gr5" draw:text-style-name="P34" svg:width="3.696cm" svg:height="1.287cm" svg:x="11.883cm" svg:y="0.127cm"><text:p text:style-name="P1" loext:marker-style-name="T4"><text:span text:style-name="T4">Rekursiver Aufruf der Funk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"><text:tab/><text:tab/><text:tab/><text:tab/>last :: [Int] </text:span><text:span text:style-name="T21"></text:span><text:span text:style-name="T20"> Int</text:span></text:p>
            <text:p text:style-name="P5" loext:marker-style-name="T24"><draw:custom-shape text:anchor-type="char" draw:z-index="3" draw:name="Gerade Verbindung mit Pfeil 1" draw:style-name="gr3" draw:text-style-name="P33" svg:width="1.124cm" svg:height="0.128cm" svg:x="5.223cm" svg:y="0.161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2" draw:name="Gerade Verbindung mit Pfeil 1" draw:style-name="gr4" draw:text-style-name="P33" svg:width="2.068cm" svg:height="0.44cm" svg:x="9.783cm" svg:y="0.111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24"><text:tab/><text:tab/><text:tab/><text:tab/></text:span><text:span text:style-name="T25">last [x] = x</text:span></text:p>
            <text:p text:style-name="P5" loext:marker-style-name="T24"><text:span text:style-name="T24"><text:tab/><text:tab/><text:tab/><text:tab/>last (x:xs) = </text:span><text:span text:style-name="T25">last xs</text:span></text:p>
            <text:p text:style-name="P28" loext:marker-style-name="T15"><text:span text:style-name="T15">Bei jedem Selbstaufruf der Funktion wird dabei die Eingabeliste reduziert, d. h. verkleinert.</text:span><text:span text:style-name="T15"/></text:p>
          </table:table-cell>
        </table:table-row>
      </table:table>
      <text:p text:style-name="P12" loext:marker-style-name="T14"><text:span text:style-name="T14">Aufgabe 3: elementAt</text:span><text:span text:style-name="T14"/></text:p>
      <text:p text:style-name="P13" loext:marker-style-name="T15"><text:span text:style-name="T15">Gegeben ist die Haskell-Funktion elementAt, die das Element einer Liste an der Stelle n zurückgibt.</text:span><text:span text:style-name="T15"/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21" loext:marker-style-name="T10"><text:span text:style-name="T10">elementAt :: Int -&gt; [Int] -&gt; Int</text:span><text:span text:style-name="T10"/></text:p>
            <text:p text:style-name="P21" loext:marker-style-name="T10"><text:span text:style-name="T10">elementAt 0 (x:xs) = x</text:span><text:span text:style-name="T10"/></text:p>
            <text:p text:style-name="P21" loext:marker-style-name="T15"><text:span text:style-name="T10">elementAt n (x:xs) = elementAt (n-1) xs</text:span><text:span text:style-name="T28"/></text:p>
          </table:table-cell>
        </table:table-row>
      </table:table>
      <text:p text:style-name="P13" loext:marker-style-name="T15"><text:span text:style-name="T15">a) Geben Sie alle Reduktionsschritte für folgende Eingabe an:</text:span><text:span text:style-name="T15"/>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1" loext:marker-style-name="T15"><text:span text:style-name="T6">elementAt 3 [1, 2, 5, 7, 2, 5] </text:span><text:span text:style-name="T22"></text:span><text:span text:style-name="T6"> </text:span></text:p>
            <text:p text:style-name="P31" loext:marker-style-name="T15"><text:span text:style-name="T7">elementAt 2 [2, 5, 7, 2, 5] </text:span><text:span text:style-name="T23"></text:span><text:span text:style-name="T7"> </text:span></text:p>
            <text:p text:style-name="P32" loext:marker-style-name="T15"><text:span text:style-name="T6">elementAt 1 [5, 7, 2, 5] </text:span><text:span text:style-name="T22"></text:span><text:span text:style-name="T6"> </text:span></text:p>
            <text:p text:style-name="P32" loext:marker-style-name="T15"><text:span text:style-name="T6">elementAt 0 [7, 2, 5] </text:span><text:span text:style-name="T22"></text:span><text:span text:style-name="T6"> 7</text:span></text:p>
          </table:table-cell>
        </table:table-row>
      </table:table>
      <text:p text:style-name="P13" loext:marker-style-name="T15"><text:span text:style-name="T15">b) Erläutern Sie in eigenen Worten, wie die Funktion genau funktioniert.</text:span><text:span text:style-name="T15"/>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9" loext:marker-style-name="T15">Die Funktion schneidet immer den Head ab, bis es beim Element an der gewünschten Stelle ankommt.</text:p>
          </table:table-cell>
        </table:table-row>
      </table:table>
      <text:p text:style-name="P14" loext:marker-style-name="T14"><text:span text:style-name="T14">Aufgabe 4: mySum</text:span><text:span text:style-name="T14"/></text:p>
      <text:p text:style-name="P13" loext:marker-style-name="T15"><text:span text:style-name="T15">Die Funktion mySum :: [Int] </text:span><text:span text:style-name="T22"></text:span><text:span text:style-name="T15"> Int erhält als Eingabe eine Liste von ganzen Zahlen und soll die Summe aller zahlen berechnen.</text:span></text:p>
      <text:p text:style-name="P13" loext:marker-style-name="T15"><text:span text:style-name="T15">Entwickeln Sie eine entsprechende rekursive Listenfunktion.</text:span><text:span text:style-name="T15"/></text:p>
      <text:p text:style-name="P14" loext:marker-style-name="T14"><text:span text:style-name="T14">Aufgabe 5: myLength</text:span><text:span text:style-name="T14"/></text:p>
      <text:p text:style-name="P13" loext:marker-style-name="T15"><text:span text:style-name="T15">Die Funktion myLength :: [Int] </text:span><text:span text:style-name="T22"></text:span><text:span text:style-name="T15"> Int erhält als Eingabe eine Liste von ganzen Zahlen und soll die Länge der Liste ausgeben.</text:span></text:p>
      <text:p text:style-name="P13" loext:marker-style-name="T15"><text:span text:style-name="T15">Definieren Sie eine Funktion myLength, die die Anzahl der Elemente einer Liste berechnet.</text:span><text:span text:style-name="T15"/></text:p>
      <text:p text:style-name="P14" loext:marker-style-name="T14"><text:span text:style-name="T14">Aufgabe 6: myReverse</text:span><text:span text:style-name="T14"/></text:p>
      <text:p text:style-name="P13" loext:marker-style-name="T15"><text:span text:style-name="T15">Die Funktion myReverse soll die Reihenfolge der Elemente einer Liste umdrehen. Als Idee soll in jedem Reduktionsschritt das vorderste Element entfernt und mit dem ++-Operator ans Ende der Liste angehängt werden.</text:span><text:span text:style-name="T15"/></text:p>
      <text:p text:style-name="P13" loext:marker-style-name="T15"><text:span text:style-name="T15">Implementieren Sie die entsprechende Funktion in Haskel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cskc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weight="normal" style:font-weight-asian="normal" style:font-weight-complex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9" style:family="table">
      <style:table-properties style:width="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4.246cm" style:rel-column-width="16370*"/>
    </style:style>
    <style:style style:name="Tabelle9.B" style:family="table-column">
      <style:table-column-properties style:column-width="8.35cm" style:rel-column-width="32191*"/>
    </style:style>
    <style:style style:name="Tabelle9.C" style:family="table-column">
      <style:table-column-properties style:column-width="4.403cm" style:rel-column-width="16974*"/>
    </style:style>
    <style:style style:name="Tabelle9.1" style:family="table-row">
      <style:table-row-properties style:min-row-height="0.882cm"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row table:style-name="Tabelle9.1">
            <table:table-cell table:style-name="Tabelle9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9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9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7</meta:editing-cycles>
    <meta:print-date>2022-04-26T17:24:00</meta:print-date>
    <meta:creation-date>2023-09-17T19:52:00</meta:creation-date>
    <dc:date>2023-09-21T09:35:09.940560118</dc:date>
    <meta:editing-duration>PT39M10S</meta:editing-duration>
    <meta:generator>LibreOffice/7.5.5.2$Linux_X86_64 LibreOffice_project/50$Build-2</meta:generator>
    <meta:document-statistic meta:table-count="9" meta:image-count="0" meta:object-count="0" meta:page-count="2" meta:paragraph-count="76" meta:word-count="545" meta:character-count="3233" meta:non-whitespace-character-count="2747"/>
    <meta:user-defined meta:name="AppVersion">16.0000</meta:user-defined>
    <meta:template xlink:type="simple" xlink:actuate="onRequest" xlink:title="Normal.dotm" xlink:href=""/>
  </office:meta>
</office:document-meta>
</file>